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5-2014</text:p>
      <text:p text:style-name="P44"><text:span text:style-name="T5">Maturín, </text:span><text:span text:style-name="Fuente_20_de_20_párrafo_20_predeter."><text:span text:style-name="T3">2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3-2014</text:span><text:span text:style-name="T14"> </text:span><text:span text:style-name="T8">DE FECHA 23-07-2014</text:span></text:p>
      <text:p text:style-name="P36"/>
      <text:p text:style-name="P29"><text:span text:style-name="T8">OBJETO: </text:span><text:span text:style-name="T9">Contratación de Club para Celebración del 52 Aniversario de la CEM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LUB FAMILIAR PARARE S.A.<text:line-break/>- Oferta "B": FESTEJOS Y CLUB DE CAMPO CAMPER, C.A<text:line-break/>- Oferta "C": SAN MIGUEL HOTEL, GOLF Y CLUB,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C"</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LUB FAMILIAR PARARE S.A.</text:span></text:p>
          </table:table-cell>
          <table:table-cell table:style-name="Tabla3.A3" office:value-type="string">
            <text:p text:style-name="P49">Oferta mas Economica<text:line-break/><text:line-break/>Monto oferta "A"</text:p>
          </table:table-cell>
          <table:table-cell table:style-name="Tabla3.A3" office:value-type="string">
            <text:p text:style-name="P49">14.168,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FESTEJOS Y CLUB DE CAMPO CAMPER, C.A</text:span></text:p>
          </table:table-cell>
          <table:table-cell table:style-name="Tabla3.A3" office:value-type="string">
            <text:p text:style-name="P49">Oferta mas Economica<text:line-break/><text:line-break/>Monto oferta "B"</text:p>
          </table:table-cell>
          <table:table-cell table:style-name="Tabla3.A3" office:value-type="string">
            <text:p text:style-name="P49">14.168,00<text:line-break/><text:line-break/><text:line-break/>14.168,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SAN MIGUEL HOTEL, GOLF Y CLUB, C.A</text:span></text:p>
          </table:table-cell>
          <table:table-cell table:style-name="Tabla3.A3" office:value-type="string">
            <text:p text:style-name="P49">Oferta mas Economica<text:line-break/><text:line-break/>Monto oferta "C"</text:p>
          </table:table-cell>
          <table:table-cell table:style-name="Tabla3.A3" office:value-type="string">
            <text:p text:style-name="P49">14.168,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LUB FAMILIAR PARARE S.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FESTEJOS Y CLUB DE CAMPO CAMPER,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C"</text:p>
          </table:table-cell>
          <table:table-cell table:style-name="Tabla1.A2" office:value-type="string">
            <text:p text:style-name="P42">SAN MIGUEL HOTEL, GOLF Y CLUB,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SAN MIGUEL HOTEL,GOLF Y CLUB, C.A, CLUB FAMILIAR PARARE, S.A Y FESTEJOS Y CLUB DE CAMPO CAMPER, C.A, quienes cuentan con experiencia en todo lo relacionado con con alquiler de locales al aire libre para todo tipo de eventos, de las cuales solo  FESTEJOS Y CLUB DE CAMPO CAMPER, C.A presento oferta,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FESTEJOS Y CLUB DE CAMPO CAMPER, C.A califica como ganadora en el presente procedimiento de selección de contratistas, por ofrecer la única oferta económica cumpliendo además con las especificaciones técnicas requeridas por éste Órgano Contralor para el evento a realizarse,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2-2014 para la Contratación de Club para Celebración del 52 Aniversario de la CEM, a la empresa FESTEJOS Y CLUB DE CAMPO CAMPER, C.A, Rif  J-29819340-9, por un monto de BOLÍVARES CATORCE MIL CIENTO SESENTA Y OCHO CON CERO CÉNTIMOS (Bs 14.168,00), incluye I.V.A, para el siguiente renglon.<text:line-break/><text:line-break/>RENGLON<text:line-break/>DESCRIPCIÓN<text:line-break/>UNIDAD DE MEDIDA <text:line-break/>CANTIDAD<text:line-break/>1<text:line-break/>Alquiler de Cub<text:line-break/>Unidad <text:line-break/>Uno (01)<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